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28000000190701BC4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7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1.913cm"/>
    </style:style>
    <style:style style:name="pr4" style:family="presentation" style:parent-style-name="Default-outline1">
      <style:graphic-properties fo:min-height="17.25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text-autospace="none"/>
    </style:style>
    <style:style style:name="P5" style:family="paragraph">
      <style:text-properties fo:font-size="22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color="#000000"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4" style:family="text">
      <style:text-properties fo:color="#7f0055" fo:font-family="'Courier New'" style:font-family-generic="modern" style:font-pitch="fixed" fo:font-size="2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5" style:family="text">
      <style:text-properties fo:color="#000000" fo:font-family="'Courier New'" style:font-family-generic="modern" style:font-pitch="fixed" fo:font-size="22pt" style:text-underline-style="solid" style:text-underline-width="auto" style:text-underline-color="font-color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6" style:family="text">
      <style:text-properties fo:color="#2a00ff" fo:font-family="'Courier New'" style:font-family-generic="modern" style:font-pitch="fixed" fo:font-size="2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7" style:family="text">
      <style:text-properties fo:color="#000000" fo:font-family="'Courier New'" style:font-family-generic="modern" style:font-pitch="fixed" fo:font-size="22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5.209cm" svg:x="1.3cm" svg:y="4.132cm" presentation:class="title" presentation:user-transformed="true">
          <draw:text-box>
            <text:p text:style-name="P1"><text:span text:style-name="T1">Tutorial Answers</text:span><text:line-break/>Components &amp;<text:line-break/>Dependency Injection</text:p>
          </draw:text-box>
        </draw:frame>
        <draw:frame draw:style-name="gr1" draw:text-style-name="P2" draw:layer="layout" svg:width="11.462cm" svg:height="1.695cm" svg:x="0.5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13cm" svg:x="1.4cm" svg:y="0.362cm" presentation:class="title" presentation:user-transformed="true">
          <draw:text-box>
            <text:p text:style-name="P2">The Tutorial Exercise</text:p>
          </draw:text-box>
        </draw:frame>
        <draw:frame presentation:style-name="pr4" draw:layer="layout" svg:width="25.199cm" svg:height="17.666cm" svg:x="1.301cm" svg:y="3cm" presentation:class="outline" presentation:user-transformed="true">
          <draw:text-box>
            <text:list text:style-name="L2">
              <text:list-item>
                <text:p>The aim: </text:p>
                <text:list>
                  <text:list-header>
                    <text:p>Modify the code to support 3 different configurations<text:line-break/>(via 3 separate main methods or 3 different config files)</text:p>
                  </text:list-header>
                  <text:list-item>
                    <text:p>a. The original wiring</text:p>
                  </text:list-item>
                  <text:list-item>
                    <text:p>b. Wire up a DummySiren in place of the ReallyLoadSiren</text:p>
                  </text:list-item>
                  <text:list-item>
                    <text:p>c. Wire up a TestSensor and TestLight classes for the rooms<text:line-break/></text:p>
                  </text:list-item>
                </text:list>
              </text:list-item>
              <text:list-item>
                <text:p>There is no ”definitive solution”</text:p>
                <text:list>
                  <text:list-item>
                    <text:p>Goal is to encourage class to think about how they might wire up<text:line-break/>NOTE: will need to put interfaces in...</text:p>
                  </text:list-item>
                  <text:list-item>
                    <text:p>Some possibilities:</text:p>
                    <text:p>a. use an abstract factory or registry → service locator pattern</text:p>
                    <text:p>b. push all the new()s up to main() and rewire 3 times → DI</text:p>
                    <text:p>c. implement a config file based approach → advanced DI</text:p>
                  </text:list-item>
                </text:list>
              </text:list-item>
              <text:list-item>
                <text:p>Should be able to run 3 different mains &amp; get 3 reports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.913cm" svg:x="1.4cm" svg:y="0.362cm" presentation:class="title">
          <draw:text-box>
            <text:p>One Approach...</text:p>
          </draw:text-box>
        </draw:frame>
        <draw:frame presentation:style-name="pr4" draw:layer="layout" svg:width="25.199cm" svg:height="17.25cm" svg:x="1.301cm" svg:y="3cm" presentation:class="outline">
          <draw:text-box>
            <text:list text:style-name="L2">
              <text:list-item>
                <text:p>Put all ”new()” calls into the main &amp; have 3 mains</text:p>
                <text:list>
                  <text:list-item>
                    <text:p>This is a DI-like approach</text:p>
                  </text:list-item>
                  <text:list-item>
                    <text:p>Just one approach of many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7cm" svg:height="10.413cm" svg:x="0.5cm" svg:y="7.9cm">
          <draw:text-box>
            <text:p text:style-name="P4"><text:span text:style-name="T3"><text:tab/></text:span><text:span text:style-name="T4">public</text:span><text:span text:style-name="T3"> </text:span><text:span text:style-name="T4">static</text:span><text:span text:style-name="T3"> </text:span><text:span text:style-name="T4">void</text:span><text:span text:style-name="T3"> </text:span><text:span text:style-name="T5">main(String args[])</text:span></text:p>
            <text:p text:style-name="P4"><text:span text:style-name="T3"><text:tab/></text:span><text:span text:style-name="T3">{</text:span></text:p>
            <text:p text:style-name="P4"><text:span text:style-name="T3"><text:tab/></text:span><text:span text:style-name="T3"><text:tab/></text:span><text:span text:style-name="T3">IntruderDetector detector = </text:span><text:span text:style-name="T4">new</text:span><text:span text:style-name="T3"> IntruderDetector();</text:span></text:p>
            <text:p text:style-name="P4"><text:span text:style-name="T3"><text:tab/></text:span><text:span text:style-name="T3"><text:tab/></text:span><text:span text:style-name="T3">String roomName = </text:span><text:span text:style-name="T6">"Lounge room"</text:span><text:span text:style-name="T3">;</text:span></text:p>
            <text:p text:style-name="P4"><text:span text:style-name="T3"><text:tab/></text:span><text:span text:style-name="T3"><text:tab/></text:span><text:span text:style-name="T3">Room room = </text:span><text:span text:style-name="T4">new</text:span><text:span text:style-name="T3"> Room(</text:span><text:span text:style-name="T5">detector</text:span><text:span text:style-name="T3">, roomName, 3);</text:span></text:p>
            <text:p text:style-name="P4"><text:span text:style-name="T3"><text:tab/></text:span><text:span text:style-name="T3"><text:tab/></text:span><text:span text:style-name="T3">Sensor sensor = </text:span><text:span text:style-name="T4">new</text:span><text:span text:style-name="T3"> Sensor(</text:span><text:span text:style-name="T5">room</text:span><text:span text:style-name="T3">, </text:span><text:span text:style-name="T5">light</text:span><text:span text:style-name="T3">);</text:span></text:p>
            <text:p text:style-name="P4"><text:span text:style-name="T3"><text:tab/></text:span><text:span text:style-name="T3"><text:tab/></text:span><text:span text:style-name="T3">room.</text:span><text:span text:style-name="T5">setSensor</text:span><text:span text:style-name="T3">(sensor);</text:span></text:p>
            <text:p text:style-name="P4"><text:span text:style-name="T3"><text:tab/></text:span><text:span text:style-name="T3"><text:tab/></text:span><text:span text:style-name="T3">Light light = </text:span><text:span text:style-name="T4">new</text:span><text:span text:style-name="T3"> Light(roomName);</text:span></text:p>
            <text:p text:style-name="P4"><text:span text:style-name="T3"><text:tab/></text:span><text:span text:style-name="T3"><text:tab/></text:span><text:span text:style-name="T3">room.</text:span><text:span text:style-name="T5">setLight</text:span><text:span text:style-name="T3">(light);</text:span></text:p>
            <text:p text:style-name="P4"><text:span text:style-name="T3"><text:tab/></text:span><text:span text:style-name="T3"><text:tab/></text:span><text:span text:style-name="T3">sensor.</text:span><text:span text:style-name="T5">setLight</text:span><text:span text:style-name="T3">(light);</text:span></text:p>
            <text:p text:style-name="P4"><text:span text:style-name="T3"><text:tab/></text:span><text:span text:style-name="T3"><text:tab/></text:span><text:span text:style-name="T3">detector.</text:span><text:span text:style-name="T5">addRoom</text:span><text:span text:style-name="T3">(room);</text:span></text:p>
            <text:p text:style-name="P4"><text:span text:style-name="T3"><text:tab/></text:span><text:span text:style-name="T3"><text:tab/></text:span><text:span text:style-name="T7">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5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3" draw:layer="backgroundobjects" svg:width="22.577cm" svg:height="14.11cm" svg:x="8.623cm" svg:y="4.09cm">
        <draw:image xlink:href="Pictures/100000000000028000000190701BC4F4.jpg" xlink:type="simple" xlink:show="embed" xlink:actuate="onLoad">
          <text:p/>
        </draw:image>
      </draw:frame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date>2011-11-27T20:41:31.92</dc:date>
    <meta:editing-cycles>453</meta:editing-cycles>
    <meta:editing-duration>PT286H55M59S</meta:editing-duration>
    <dc:creator>Andrew </dc:creator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